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c9c9b6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494936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b7b796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7a7a5a" fo:padding-top="-0.05cm" fo:padding-bottom="-0.05cm" fo:padding-left="-0.05cm" fo:padding-right="-0.05cm"/>
    </style:style>
    <style:style style:name="gr5" style:family="graphic" style:parent-style-name="standard">
      <style:graphic-properties svg:stroke-width="0.01cm" svg:stroke-color="#ffffff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209cm" svg:y="-4.966cm"/>
          <draw:glue-point draw:id="5" svg:x="0.397cm" svg:y="-4.966cm"/>
          <draw:glue-point draw:id="6" svg:x="5.003cm" svg:y="-4.966cm"/>
          <draw:glue-point draw:id="7" svg:x="-4.957cm" svg:y="5.015cm"/>
          <draw:glue-point draw:id="8" svg:x="-0.38cm" svg:y="5.015cm"/>
          <draw:glue-point draw:id="9" svg:x="4.197cm" svg:y="5.015cm"/>
          <draw:glue-point draw:id="10" svg:x="-5.015cm" svg:y="-4.462cm"/>
          <draw:glue-point draw:id="11" svg:x="5.003cm" svg:y="4.512cm"/>
          <draw:glue-point draw:id="12" svg:x="0.005cm" svg:y="0.025cm"/>
          <draw:polygon draw:style-name="gr1" draw:layer="layout" svg:width="1.094cm" svg:height="0.101cm" svg:x="0cm" svg:y="0cm" svg:viewBox="0 0 1095 102" draw:points="88,0 1095,0 1006,102 0,102">
            <text:p/>
          </draw:polygon>
          <draw:polyline draw:style-name="gr2" draw:layer="layout" svg:width="1.094cm" svg:height="0.101cm" svg:x="0cm" svg:y="0cm" svg:viewBox="0 0 1095 102" draw:points="88,0 1095,0 1006,102 0,102 88,0">
            <text:p/>
          </draw:polyline>
          <draw:polygon draw:style-name="gr3" draw:layer="layout" svg:width="1.002cm" svg:height="1.897cm" svg:x="0.002cm" svg:y="0.103cm" svg:viewBox="0 0 1003 1898" draw:points="0,1898 1003,1898 1003,0 0,0">
            <text:p/>
          </draw:polygon>
          <draw:polyline draw:style-name="gr2" draw:layer="layout" svg:width="1.002cm" svg:height="1.897cm" svg:x="0.002cm" svg:y="0.103cm" svg:viewBox="0 0 1003 1898" draw:points="0,1898 1003,1898 1003,0 0,0 0,1898">
            <text:p/>
          </draw:polyline>
          <draw:path draw:style-name="gr3" draw:layer="layout" svg:width="0.782cm" svg:height="1.414cm" svg:x="0.117cm" svg:y="0.47cm" svg:viewBox="0 0 783 1415" svg:d="m667 1415c101 0 116-105 116-105 0 0 0-1091 0-1188 0-125-120-122-120-122 0 0-492 0-563 0s-100 97-100 97c0 0 0 1109 0 1198 0 90 93 120 93 120z">
            <text:p/>
          </draw:path>
          <draw:path draw:style-name="gr2" draw:layer="layout" svg:width="0.782cm" svg:height="1.414cm" svg:x="0.117cm" svg:y="0.47cm" svg:viewBox="0 0 783 1415" svg:d="m667 1415c101 0 116-105 116-105 0 0 0-1091 0-1188 0-125-120-122-120-122 0 0-492 0-563 0s-100 97-100 97c0 0 0 1109 0 1198 0 90 93 120 93 120">
            <text:p/>
          </draw:path>
          <draw:polygon draw:style-name="gr4" draw:layer="layout" svg:width="0.09cm" svg:height="2cm" svg:x="1.003cm" svg:y="0cm" svg:viewBox="0 0 91 2001" draw:points="91,0 91,1897 0,2001 0,103">
            <text:p/>
          </draw:polygon>
          <draw:polyline draw:style-name="gr2" draw:layer="layout" svg:width="0.09cm" svg:height="2cm" svg:x="1.003cm" svg:y="0cm" svg:viewBox="0 0 91 2001" draw:points="91,0 91,1897 0,2001 0,103 91,0">
            <text:p/>
          </draw:polyline>
          <draw:path draw:style-name="gr1" draw:layer="layout" svg:width="0.058cm" svg:height="0.104cm" svg:x="0.768cm" svg:y="0.237cm" svg:viewBox="0 0 59 105" svg:d="m29 0c-16 0-29 23-29 52s13 53 29 53 30-24 30-53-14-52-30-52z">
            <text:p/>
          </draw:path>
          <draw:path draw:style-name="gr5" draw:layer="layout" svg:width="0.058cm" svg:height="0.104cm" svg:x="0.768cm" svg:y="0.237cm" svg:viewBox="0 0 59 105" svg:d="m29 0c-16 0-29 23-29 52s13 53 29 53 30-24 30-53-14-52-30-52">
            <text:p/>
          </draw:path>
          <draw:path draw:style-name="gr1" draw:layer="layout" svg:width="0.058cm" svg:height="0.104cm" svg:x="0.558cm" svg:y="0.237cm" svg:viewBox="0 0 59 105" svg:d="m29 0c-16 0-29 23-29 52s13 53 29 53 30-24 30-53-14-52-30-52z">
            <text:p/>
          </draw:path>
          <draw:path draw:style-name="gr5" draw:layer="layout" svg:width="0.058cm" svg:height="0.104cm" svg:x="0.558cm" svg:y="0.237cm" svg:viewBox="0 0 59 105" svg:d="m29 0c-16 0-29 23-29 52s13 53 29 53 30-24 30-53-14-52-30-52">
            <text:p/>
          </draw:path>
          <draw:path draw:style-name="gr1" draw:layer="layout" svg:width="0.058cm" svg:height="0.104cm" svg:x="0.348cm" svg:y="0.237cm" svg:viewBox="0 0 59 105" svg:d="m29 0c-16 0-29 23-29 52s13 53 29 53 30-24 30-53-14-52-30-52z">
            <text:p/>
          </draw:path>
          <draw:path draw:style-name="gr5" draw:layer="layout" svg:width="0.058cm" svg:height="0.104cm" svg:x="0.348cm" svg:y="0.237cm" svg:viewBox="0 0 59 105" svg:d="m29 0c-16 0-29 23-29 52s13 53 29 53 30-24 30-53-14-52-30-52">
            <text:p/>
          </draw:path>
          <draw:path draw:style-name="gr1" draw:layer="layout" svg:width="0.058cm" svg:height="0.104cm" svg:x="0.138cm" svg:y="0.237cm" svg:viewBox="0 0 59 105" svg:d="m29 0c-16 0-29 23-29 52s13 53 29 53 30-24 30-53-14-52-30-52z">
            <text:p/>
          </draw:path>
          <draw:path draw:style-name="gr5" draw:layer="layout" svg:width="0.058cm" svg:height="0.104cm" svg:x="0.138cm" svg:y="0.237cm" svg:viewBox="0 0 59 105" svg:d="m29 0c-16 0-29 23-29 52s13 53 29 53 30-24 30-53-14-52-30-5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ireless</dc:title>
    <meta:creation-date>2011-02-07T16:42:34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